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3563c" style:font-weight-asian="bold"/>
    </style:style>
    <style:style style:name="P2" style:family="paragraph" style:parent-style-name="Standard">
      <style:text-properties officeooo:paragraph-rsid="0013563c"/>
    </style:style>
    <style:style style:name="P3" style:family="paragraph" style:parent-style-name="Standard">
      <style:text-properties officeooo:paragraph-rsid="0013563c" fo:background-color="#f37b70"/>
    </style:style>
    <style:style style:name="P4" style:family="paragraph" style:parent-style-name="Standard">
      <style:text-properties officeooo:paragraph-rsid="0013563c" fo:background-color="#ffffff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fo:font-weight="bold" officeooo:paragraph-rsid="0013563c" style:font-name-asian="Times New Roman1" style:font-size-asian="13.5pt" style:language-asian="en" style:country-asian="IN" style:font-weight-asian="bold" style:font-name-complex="Times New Roman1" style:font-size-complex="13.5pt" style:font-weight-complex="bold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officeooo:paragraph-rsid="0013563c" style:font-name-asian="Times New Roman1" style:font-size-asian="13.5pt" style:language-asian="en" style:country-asian="IN" style:font-name-complex="Times New Roman1" style:font-size-complex="13.5pt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officeooo:paragraph-rsid="0013563c" fo:background-color="#f37b70" style:font-name-asian="Times New Roman1" style:font-size-asian="13.5pt" style:language-asian="en" style:country-asian="IN" style:font-name-complex="Times New Roman1" style:font-size-complex="13.5pt"/>
    </style:style>
    <style:style style:name="P8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officeooo:paragraph-rsid="0013563c"/>
    </style:style>
    <style:style style:name="P9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auto" fo:background-color="#ffffff"/>
      <style:text-properties fo:color="#000000" style:font-name="Times New Roman" fo:font-size="13.5pt" fo:font-weight="bold" officeooo:paragraph-rsid="0013563c" style:font-name-asian="Times New Roman1" style:font-size-asian="13.5pt" style:language-asian="en" style:country-asian="IN" style:font-weight-asian="bold" style:font-name-complex="Times New Roman1" style:font-size-complex="13.5pt" style:font-weight-complex="bold"/>
    </style:style>
    <style:style style:name="P10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style:font-name-asian="Times New Roman1" style:font-size-asian="13.5pt" style:language-asian="en" style:country-asian="IN" style:font-name-complex="Times New Roman1" style:font-size-complex="13.5pt"/>
    </style:style>
    <style:style style:name="P11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style:font-name-asian="Times New Roman1" style:font-size-asian="13.5pt" style:language-asian="en" style:country-asian="IN" style:font-name-complex="Times New Roman1" style:font-size-complex="13.5pt"/>
    </style:style>
    <style:style style:name="P12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style:font-name-asian="Times New Roman1" style:font-size-asian="13.5pt" style:language-asian="en" style:country-asian="IN" style:font-name-complex="Times New Roman1" style:font-size-complex="13.5pt"/>
    </style:style>
    <style:style style:name="P13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fo:background-color="#f37b70" style:font-name-asian="Times New Roman1" style:font-size-asian="13.5pt" style:language-asian="en" style:country-asian="IN" style:font-name-complex="Times New Roman1" style:font-size-complex="13.5pt"/>
    </style:style>
    <style:style style:name="P14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fo:background-color="#f37b70" style:font-name-asian="Times New Roman1" style:font-size-asian="13.5pt" style:language-asian="en" style:country-asian="IN" style:font-name-complex="Times New Roman1" style:font-size-complex="13.5pt"/>
    </style:style>
    <style:style style:name="P15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fo:background-color="#f37b70" style:font-name-asian="Times New Roman1" style:font-size-asian="13.5pt" style:language-asian="en" style:country-asian="IN" style:font-name-complex="Times New Roman1" style:font-size-complex="13.5pt"/>
    </style:style>
    <style:style style:name="P16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fo:background-color="#f37b70" style:font-name-asian="Times New Roman1" style:font-size-asian="13.5pt" style:language-asian="en" style:country-asian="IN" style:font-name-complex="Times New Roman1" style:font-size-complex="13.5pt"/>
    </style:style>
    <style:style style:name="P17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officeooo:paragraph-rsid="0013563c" fo:background-color="#f37b70"/>
    </style:style>
    <style:style style:name="P18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fo:background-color="#fff200" style:font-name-asian="Times New Roman1" style:font-size-asian="13.5pt" style:language-asian="en" style:country-asian="IN" style:font-name-complex="Times New Roman1" style:font-size-complex="13.5pt"/>
    </style:style>
    <style:style style:name="P19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fo:background-color="#fff200" style:font-name-asian="Times New Roman1" style:font-size-asian="13.5pt" style:language-asian="en" style:country-asian="IN" style:font-name-complex="Times New Roman1" style:font-size-complex="13.5pt"/>
    </style:style>
    <style:style style:name="P20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style:font-name-asian="Times New Roman1" style:font-size-asian="13.5pt" style:language-asian="en" style:country-asian="IN" style:font-name-complex="Times New Roman1" style:font-size-complex="13.5pt"/>
    </style:style>
    <style:style style:name="P21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style:font-name-asian="Times New Roman1" style:font-size-asian="13.5pt" style:language-asian="en" style:country-asian="IN" style:font-name-complex="Times New Roman1" style:font-size-complex="13.5pt"/>
    </style:style>
    <style:style style:name="P22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style:font-name-asian="Times New Roman1" style:font-size-asian="13.5pt" style:language-asian="en" style:country-asian="IN" style:font-name-complex="Times New Roman1" style:font-size-complex="13.5pt"/>
    </style:style>
    <style:style style:name="P23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style:font-name-asian="Times New Roman1" style:font-size-asian="13.5pt" style:language-asian="en" style:country-asian="IN" style:font-name-complex="Times New Roman1" style:font-size-complex="13.5pt"/>
    </style:style>
    <style:style style:name="P24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style:font-name-asian="Times New Roman1" style:font-size-asian="13.5pt" style:language-asian="en" style:country-asian="IN" style:font-name-complex="Times New Roman1" style:font-size-complex="13.5pt"/>
    </style:style>
    <style:style style:name="P25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fo:background-color="#f37b70" style:font-name-asian="Times New Roman1" style:font-size-asian="13.5pt" style:language-asian="en" style:country-asian="IN" style:font-name-complex="Times New Roman1" style:font-size-complex="13.5pt"/>
    </style:style>
    <style:style style:name="P26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fo:background-color="#f37b70" style:font-name-asian="Times New Roman1" style:font-size-asian="13.5pt" style:language-asian="en" style:country-asian="IN" style:font-name-complex="Times New Roman1" style:font-size-complex="13.5pt"/>
    </style:style>
    <style:style style:name="P27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fo:background-color="#f37b70" style:font-name-asian="Times New Roman1" style:font-size-asian="13.5pt" style:language-asian="en" style:country-asian="IN" style:font-name-complex="Times New Roman1" style:font-size-complex="13.5pt"/>
    </style:style>
    <style:style style:name="P28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fo:background-color="#f37b70" style:font-name-asian="Times New Roman1" style:font-size-asian="13.5pt" style:language-asian="en" style:country-asian="IN" style:font-name-complex="Times New Roman1" style:font-size-complex="13.5pt"/>
    </style:style>
    <style:style style:name="P29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fo:background-color="#f37b70" style:font-name-asian="Times New Roman1" style:font-size-asian="13.5pt" style:language-asian="en" style:country-asian="IN" style:font-name-complex="Times New Roman1" style:font-size-complex="13.5pt"/>
    </style:style>
    <style:style style:name="P30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officeooo:paragraph-rsid="0013563c"/>
    </style:style>
    <style:style style:name="P31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style:font-name-asian="Times New Roman1" style:font-size-asian="13.5pt" style:language-asian="en" style:country-asian="IN" style:font-name-complex="Times New Roman1" style:font-size-complex="13.5pt"/>
    </style:style>
    <style:style style:name="P32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style:font-name-asian="Times New Roman1" style:font-size-asian="13.5pt" style:language-asian="en" style:country-asian="IN" style:font-name-complex="Times New Roman1" style:font-size-complex="13.5pt"/>
    </style:style>
    <style:style style:name="P33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style:font-name-asian="Times New Roman1" style:font-size-asian="13.5pt" style:language-asian="en" style:country-asian="IN" style:font-name-complex="Times New Roman1" style:font-size-complex="13.5pt"/>
    </style:style>
    <style:style style:name="P34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style:font-name-asian="Times New Roman1" style:font-size-asian="13.5pt" style:language-asian="en" style:country-asian="IN" style:font-name-complex="Times New Roman1" style:font-size-complex="13.5pt"/>
    </style:style>
    <style:style style:name="P35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style:font-name-asian="Times New Roman1" style:font-size-asian="13.5pt" style:language-asian="en" style:country-asian="IN" style:font-name-complex="Times New Roman1" style:font-size-complex="13.5pt"/>
    </style:style>
    <style:style style:name="P36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fo:background-color="#f37b70" style:font-name-asian="Times New Roman1" style:font-size-asian="13.5pt" style:language-asian="en" style:country-asian="IN" style:font-name-complex="Times New Roman1" style:font-size-complex="13.5pt"/>
    </style:style>
    <style:style style:name="P37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fo:background-color="#f37b70" style:font-name-asian="Times New Roman1" style:font-size-asian="13.5pt" style:language-asian="en" style:country-asian="IN" style:font-name-complex="Times New Roman1" style:font-size-complex="13.5pt"/>
    </style:style>
    <style:style style:name="P38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13563c" fo:background-color="#f37b70" style:font-name-asian="Times New Roman1" style:font-size-asian="13.5pt" style:language-asian="en" style:country-asian="IN" style:font-name-complex="Times New Roman1" style:font-size-complex="13.5pt"/>
    </style:style>
    <style:style style:name="P3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officeooo:paragraph-rsid="0013563c" style:font-name-asian="Times New Roman1" style:font-size-asian="13.5pt" style:language-asian="en" style:country-asian="IN" style:font-name-complex="Courier New2" style:font-size-complex="13.5pt"/>
    </style:style>
    <style:style style:name="P4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officeooo:paragraph-rsid="0013563c" fo:background-color="#f37b70" style:font-name-asian="Times New Roman1" style:font-size-asian="13.5pt" style:language-asian="en" style:country-asian="IN" style:font-name-complex="Courier New2" style:font-size-complex="13.5pt"/>
    </style:style>
    <style:style style:name="P41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officeooo:paragraph-rsid="0013563c" style:font-name-asian="Times New Roman1" style:font-size-asian="13.5pt" style:language-asian="en" style:country-asian="IN" style:font-name-complex="Times New Roman1" style:font-size-complex="13.5pt"/>
    </style:style>
    <style:style style:name="T1" style:family="text"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T2" style:family="text">
      <style:text-properties fo:color="#000000" style:font-name="Times New Roman" fo:font-size="13.5pt" fo:background-color="#fff200" loext:char-shading-value="0" style:font-name-asian="Times New Roman1" style:font-size-asian="13.5pt" style:language-asian="en" style:country-asian="IN" style:font-name-complex="Times New Roman1" style:font-size-complex="13.5pt"/>
    </style:style>
    <style:style style:name="T3" style:family="text">
      <style:text-properties fo:color="#000000" style:font-name="Times New Roman" fo:font-size="13.5pt" fo:font-weight="bold" style:font-name-asian="Times New Roman1" style:font-size-asian="13.5pt" style:language-asian="en" style:country-asian="IN" style:font-weight-asian="bold" style:font-name-complex="Times New Roman1" style:font-size-complex="13.5pt" style:font-weight-complex="bold"/>
    </style:style>
    <style:style style:name="T4" style:family="text">
      <style:text-properties fo:color="#000000" style:font-name="Times New Roman" fo:font-size="13.5pt" fo:background-color="#f37b70" loext:char-shading-value="0" style:font-name-asian="Times New Roman1" style:font-size-asian="13.5pt" style:language-asian="en" style:country-asian="IN" style:font-name-complex="Times New Roman1" style:font-size-complex="13.5pt"/>
    </style:style>
    <style:style style:name="T5" style:family="text">
      <style:text-properties fo:color="#000000" style:font-name="Times New Roman" fo:font-size="13.5pt" fo:background-color="#f37b70" loext:char-shading-value="0" style:font-name-asian="Times New Roman1" style:font-size-asian="13.5pt" style:language-asian="en" style:country-asian="IN" style:font-name-complex="Times New Roman1" style:font-size-complex="13.5pt"/>
    </style:style>
    <style:style style:name="T6" style:family="text">
      <style:text-properties fo:color="#000000" style:font-name="Times New Roman" fo:font-size="13.5pt" fo:background-color="#ffffff" loext:char-shading-value="0" style:font-name-asian="Times New Roman1" style:font-size-asian="13.5pt" style:language-asian="en" style:country-asian="IN" style:font-name-complex="Times New Roman1" style:font-size-complex="13.5pt"/>
    </style:style>
    <style:style style:name="T7" style:family="text">
      <style:text-properties fo:color="#000000" style:font-name="Times New Roman" fo:font-size="13.5pt" fo:background-color="#ffffff" loext:char-shading-value="0" style:font-name-asian="Times New Roman1" style:font-size-asian="13.5pt" style:language-asian="en" style:country-asian="IN" style:font-name-complex="Times New Roman1" style:font-size-complex="13.5pt"/>
    </style:style>
    <style:style style:name="T8" style:family="text">
      <style:text-properties fo:background-color="#fff200" loext:char-shading-value="0"/>
    </style:style>
    <style:style style:name="T9" style:family="text">
      <style:text-properties fo:background-color="#f37b70" loext:char-shading-value="0"/>
    </style:style>
    <style:style style:name="T10" style:family="text">
      <style:text-properties fo:background-color="#f37b7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re Java: Part 1<text:bookmark text:name="_GoBack"/></text:p>
      <text:p text:style-name="P5">Which of the following are keywords in Java programming language</text:p>
      <text:list xml:id="list3996694425" text:style-name="WWNum1">
        <text:list-item>
          <text:p text:style-name="P17"><text:span text:style-name="T1">a) public</text:span></text:p>
        </text:list-item>
        <text:list-item>
          <text:p text:style-name="P29">b) static</text:p>
        </text:list-item>
        <text:list-item>
          <text:p text:style-name="P29">c) void</text:p>
        </text:list-item>
        <text:list-item>
          <text:p text:style-name="P20">d) main</text:p>
        </text:list-item>
        <text:list-item>
          <text:p text:style-name="P31">e) scope</text:p>
        </text:list-item>
      </text:list>
      <text:p text:style-name="P5">Consider the code</text:p>
      <text:p text:style-name="P39">private static void printTotal(int i, int j) {</text:p>
      <text:p text:style-name="P39">int sum = i + j;</text:p>
      <text:p text:style-name="P39">System.out.println("This program performs addition " +</text:p>
      <text:p text:style-name="P39">"using two numbers supplied.");</text:p>
      <text:p text:style-name="P39">System.out.println("The two numbers and the sum: " +</text:p>
      <text:p text:style-name="P39">i + " + " + j + " = " + sum);</text:p>
      <text:p text:style-name="P39">}</text:p>
      <text:p text:style-name="P6">In the above code which of the following define local variables:</text:p>
      <text:list xml:id="list3105618952" text:style-name="WWNum2">
        <text:list-item>
          <text:p text:style-name="P10">a) i, j only.</text:p>
        </text:list-item>
        <text:list-item>
          <text:p text:style-name="P21">b) sum only.</text:p>
        </text:list-item>
        <text:list-item>
          <text:p text:style-name="P18"><text:span text:style-name="T10">c) i, j and sum.</text:span></text:p>
        </text:list-item>
        <text:list-item>
          <text:p text:style-name="P32">d) There are no local variables.</text:p>
        </text:list-item>
      </text:list>
      <text:p text:style-name="P5">Which of the following are correct regarding Java variables</text:p>
      <text:list xml:id="list443813608" text:style-name="WWNum3">
        <text:list-item>
          <text:p text:style-name="P11">a) The default value for boolean variable is: true.</text:p>
        </text:list-item>
        <text:list-item>
          <text:p text:style-name="P22">b) A literal and a variable are the same.</text:p>
        </text:list-item>
        <text:list-item>
          <text:p text:style-name="P28">c) This is a valid variable declaration: int _52 = 52;</text:p>
        </text:list-item>
        <text:list-item>
          <text:p text:style-name="P38">d) This is a valid instance variable declaration: int i, j = 10;</text:p>
        </text:list-item>
      </text:list>
      <text:p text:style-name="P5">Consider the code:</text:p>
      <text:p text:style-name="P39">// This program prints text and an integer number.</text:p>
      <text:p text:style-name="P39">public class YearPrinter {</text:p>
      <text:p text:style-name="P39">public static void main(String [] args) {</text:p>
      <text:p text:style-name="P39">int year= 2013;</text:p>
      <text:p text:style-name="P39">System.out.println("This year is: " + year);</text:p>
      <text:p text:style-name="P39">}</text:p>
      <text:p text:style-name="P39">}</text:p>
      <text:p text:style-name="P6">Which of the following are correct of the above code:</text:p>
      <text:list xml:id="list625421217" text:style-name="WWNum4">
        <text:list-item>
          <text:p text:style-name="P15"><text:soft-page-break/>a) “year” is a numeric variable.</text:p>
        </text:list-item>
        <text:list-item>
          <text:p text:style-name="P27">b) ‘System.out.println(“This year is: ” + year);’ is a statement.</text:p>
        </text:list-item>
        <text:list-item>
          <text:p text:style-name="P27">c) “YearPrinter” is the name of a class.</text:p>
        </text:list-item>
        <text:list-item>
          <text:p text:style-name="P27">d) “main” is the name of a method.</text:p>
        </text:list-item>
        <text:list-item>
          <text:p text:style-name="P37">e) “//” is used to write a comment within a class.</text:p>
        </text:list-item>
      </text:list>
      <text:p text:style-name="P8"><text:span text:style-name="T3">Q 5 :</text:span><text:span text:style-name="T1"> </text:span><text:span text:style-name="T3">Which of the following code snippets correctly show statement “blocks”</text:span></text:p>
      <text:p text:style-name="P7">a.</text:p>
      <text:p text:style-name="P40">public int calculate(int a, int b) {</text:p>
      <text:p text:style-name="P40">int c = a + b;</text:p>
      <text:p text:style-name="P40">System.out.println("a+b = " + c);</text:p>
      <text:p text:style-name="P40">return c;</text:p>
      <text:p text:style-name="P40">}</text:p>
      <text:p text:style-name="P7">b.</text:p>
      <text:p text:style-name="P40">String a = "Java";</text:p>
      <text:p text:style-name="P40">String b = "programming";</text:p>
      <text:p text:style-name="P40">String c = "Java programming";</text:p>
      <text:p text:style-name="P40">if (c.equals(a + b)) {</text:p>
      <text:p text:style-name="P40">System.out.println("Java programming"); // prints Java programming</text:p>
      <text:p text:style-name="P40">}</text:p>
      <text:p text:style-name="P7">c.</text:p>
      <text:p text:style-name="P40">{</text:p>
      <text:p text:style-name="P40">Object object = null;</text:p>
      <text:p text:style-name="P40">}</text:p>
      <text:p text:style-name="P7">d.</text:p>
      <text:p text:style-name="P40">Integer i = null;</text:p>
      <text:p text:style-name="P40">try {</text:p>
      <text:p text:style-name="P40">i = new Integer("56");</text:p>
      <text:p text:style-name="P40">}</text:p>
      <text:p text:style-name="P40">catch(NumberFormatException nfe) {</text:p>
      <text:p text:style-name="P40">nfe.printStackTrace();</text:p>
      <text:p text:style-name="P40">}</text:p>
      <text:p text:style-name="P5">To create a Java application which of the following are required</text:p>
      <text:list xml:id="list3667588815" text:style-name="WWNum5">
        <text:list-item>
          <text:p text:style-name="P13">a) A source code file.</text:p>
        </text:list-item>
        <text:list-item>
          <text:p text:style-name="P25">b) Java programming language compiler.</text:p>
        </text:list-item>
        <text:list-item>
          <text:p text:style-name="P25">c) A text editor or an IDE.</text:p>
        </text:list-item>
        <text:list-item>
          <text:p text:style-name="P36">d) The Java application launcer.</text:p>
        </text:list-item>
      </text:list>
      <text:p text:style-name="P5"><text:soft-page-break/>Consider the code</text:p>
      <text:p text:style-name="P39">public class YearPrinter {</text:p>
      <text:p text:style-name="P39">public static void main(String [] args) {</text:p>
      <text:p text:style-name="P39">new YearPrinter().printIt();</text:p>
      <text:p text:style-name="P39">}</text:p>
      <text:p text:style-name="P39">private void printIt() {</text:p>
      <text:p text:style-name="P39">int year= 2013;</text:p>
      <text:p text:style-name="P39">System.out.println("This year is: " + year);</text:p>
      <text:p text:style-name="P39">}</text:p>
      <text:p text:style-name="P39"/>
      <text:p text:style-name="P39">}</text:p>
      <text:p text:style-name="P6">Which one of the following is correct after the above is compiled and run:</text:p>
      <text:list xml:id="list2937496475" text:style-name="WWNum6">
        <text:list-item>
          <text:p text:style-name="P12">a) There is a compile time error.</text:p>
        </text:list-item>
        <text:list-item>
          <text:p text:style-name="P19"><text:span text:style-name="T10">b) The program prints “The year is: 2013”.</text:span></text:p>
        </text:list-item>
        <text:list-item>
          <text:p text:style-name="P33">c) There is a runtime error.</text:p>
        </text:list-item>
      </text:list>
      <text:p text:style-name="P5">Consider the code</text:p>
      <text:p text:style-name="P39">package mypackage;</text:p>
      <text:p text:style-name="P39"/>
      <text:p text:style-name="P39">public class ClassA {</text:p>
      <text:p text:style-name="P39">public static void main(String [] args) {</text:p>
      <text:p text:style-name="P39">new ClassA().doThis();</text:p>
      <text:p text:style-name="P39">}</text:p>
      <text:p text:style-name="P39">public void doThis() {</text:p>
      <text:p text:style-name="P39">System.out.println("Running the ClassA class.");</text:p>
      <text:p text:style-name="P39">}</text:p>
      <text:p text:style-name="P39">}</text:p>
      <text:p text:style-name="P6">Assume that the ClassA.java is in the current directory. And, all the Java commands are run from the current directory. Which of the following are correct:</text:p>
      <text:p text:style-name="P41"/>
      <text:list xml:id="list606907148" text:style-name="WWNum7">
        <text:list-item>
          <text:p text:style-name="P14">a) The command “javac -d . ClassA.java” at command prompt creates a directory called mypackage, and ClassA.class file within that directory.</text:p>
        </text:list-item>
        <text:list-item>
          <text:p text:style-name="P26">b) The above class can be run at the command prompt using the command “java mypackage.ClassA”.</text:p>
        </text:list-item>
        <text:list-item>
          <text:p text:style-name="P23">c) The above class can be run at the command prompt using the command “java ClassA”.</text:p>
        </text:list-item>
        <text:list-item>
          <text:p text:style-name="P34">d) The above class can be run at the command prompt using the command “java ClassA.class”.</text:p>
        </text:list-item>
      </text:list>
      <text:p text:style-name="P5"><text:soft-page-break/>The package and import statements must be specified before a class definition within a class file</text:p>
      <text:p text:style-name="P8"><text:span text:style-name="T5">True</text:span><text:span text:style-name="T1"> or false:</text:span></text:p>
      <text:p text:style-name="P5">Consider the following two Java classes</text:p>
      <text:p text:style-name="P39">ProgramA.java:</text:p>
      <text:p text:style-name="P39"/>
      <text:p text:style-name="P39">import java.util.ArrayList;</text:p>
      <text:p text:style-name="P39">public class ProgramA {</text:p>
      <text:p text:style-name="P39"/>
      <text:p text:style-name="P39">public static void main (String [] rrr) {</text:p>
      <text:p text:style-name="P39">ArrayList&lt;String&gt; list1 = new ArrayList&lt;String&gt;();</text:p>
      <text:p text:style-name="P39">list1.add("element 1");</text:p>
      <text:p text:style-name="P39">System.out.println("An element is added to the array list.");</text:p>
      <text:p text:style-name="P39">}</text:p>
      <text:p text:style-name="P39">}</text:p>
      <text:p text:style-name="P39"/>
      <text:p text:style-name="P39">ProgramB.java:</text:p>
      <text:p text:style-name="P39"/>
      <text:p text:style-name="P39">public class ProgramB {</text:p>
      <text:p text:style-name="P39"/>
      <text:p text:style-name="P39">public static void main (String [] args) {</text:p>
      <text:p text:style-name="P39">java.util.ArrayList&lt;String&gt; list = new java.util.ArrayList&lt;String&gt;();</text:p>
      <text:p text:style-name="P39">list.add("element 1");</text:p>
      <text:p text:style-name="P39">System.out.println("An element is added to the array list.");</text:p>
      <text:p text:style-name="P39">}</text:p>
      <text:p text:style-name="P39">}</text:p>
      <text:p text:style-name="P6">Which of the following are correct of the above two classes:</text:p>
      <text:list xml:id="list2706523115" text:style-name="WWNum8">
        <text:list-item>
          <text:p text:style-name="P16">a) Both ProgramA and ProgramB compile, run and print “An element is added to the arraylist .”.</text:p>
        </text:list-item>
        <text:list-item>
          <text:p text:style-name="P30"><text:span text:style-name="T1">b) </text:span><text:span text:style-name="T7">Only ProgramA compiles, runs and prints “An element is added to the arraylist .”.</text:span></text:p>
        </text:list-item>
        <text:list-item>
          <text:p text:style-name="P24">c) Only ProgramB compiles, runs and print “An element is added to the arraylist .”.</text:p>
        </text:list-item>
        <text:list-item>
          <text:p text:style-name="P35">d) Both ProgramA and ProgramB fail to compile and run.</text:p>
        </text:list-item>
      </text:list>
      <text:p text:style-name="P2"/>
      <text:p text:style-name="P2"/>
      <text:p text:style-name="P2"/>
      <text:p text:style-name="P1"><text:soft-page-break/>Which of the following is not introduced with Java 8?</text:p>
      <text:p text:style-name="P2">a) Stream API</text:p>
      <text:p text:style-name="P2">b) <text:span text:style-name="T10">Serialization</text:span></text:p>
      <text:p text:style-name="P2">c) Spliterator</text:p>
      <text:p text:style-name="P2">d) Lambda Expression</text:p>
      <text:p text:style-name="P2"/>
      <text:p text:style-name="P2"/>
      <text:p text:style-name="P1">What is the purpose of BooleanSupplier function interface?</text:p>
      <text:p text:style-name="P3">a) represents supplier of Boolean-valued results</text:p>
      <text:p text:style-name="P2">b) returns Boolean-valued result</text:p>
      <text:p text:style-name="P2">c) There is no such function interface</text:p>
      <text:p text:style-name="P2">d) returns null if Boolean is passed as argument</text:p>
      <text:p text:style-name="P2"/>
      <text:p text:style-name="P1">What is the return type of lambda expression?</text:p>
      <text:p text:style-name="P2">a) String</text:p>
      <text:p text:style-name="P2">b) Object</text:p>
      <text:p text:style-name="P4">c) void</text:p>
      <text:p text:style-name="P3">d) Function</text:p>
      <text:p text:style-name="P3"/>
      <text:p text:style-name="P1">Which is the new method introduced in java 8 to iterate over a collection?</text:p>
      <text:p text:style-name="P2">a) for (String i : StringList)</text:p>
      <text:p text:style-name="P2">b) foreach (String i : StringList)</text:p>
      <text:p text:style-name="P2">c) <text:span text:style-name="T10">StringList.forEach()</text:span></text:p>
      <text:p text:style-name="P2">d) List.for()</text:p>
      <text:p text:style-name="P2"/>
      <text:p text:style-name="P1">What are the two types of Streams offered by java 8?</text:p>
      <text:p text:style-name="P3">a) sequential and parallel</text:p>
      <text:p text:style-name="P2">b) sequential and random</text:p>
      <text:p text:style-name="P2">c) parallel and random</text:p>
      <text:p text:style-name="P2">d) random and synchronized</text:p>
      <text:p text:style-name="P2"/>
      <text:p text:style-name="P2"/>
      <text:p text:style-name="P1">Which feature of java 8 enables us to create a work stealing thread pool using all available processors at its target?</text:p>
      <text:p text:style-name="P2">a) workPool</text:p>
      <text:p text:style-name="P2">b) <text:span text:style-name="T10">newWorkStealingPool</text:span></text:p>
      <text:p text:style-name="P2">c) threadPool</text:p>
      <text:p text:style-name="P2">d) workThreadPool</text:p>
      <text:p text:style-name="P2"/>
      <text:p text:style-name="P1">What does Files.lines(Path path) do?</text:p>
      <text:p text:style-name="P2">a) It reads all the files at the path specified as a String</text:p>
      <text:p text:style-name="P3">b) It reads all the lines from a file as a Stream</text:p>
      <text:p text:style-name="P2">c) It reads the filenames at the path specified</text:p>
      <text:p text:style-name="P2">d) It counts the number of lines for files at the path specified</text:p>
      <text:p text:style-name="P2"/>
      <text:p text:style-name="P1">What is Optional object used for?</text:p>
      <text:p text:style-name="P2">a) Optional is used for optional runtime argument</text:p>
      <text:p text:style-name="P2">b) Optional is used for optional spring profile</text:p>
      <text:p text:style-name="P3">c) Optional is used to represent null with absent value</text:p>
      <text:p text:style-name="P2">d) Optional means it’s not mandatory for method to return object</text:p>
      <text:p text:style-name="P2"/>
      <text:p text:style-name="P1">What is the substitute of Rhino javascript engine in Java 8?</text:p>
      <text:p text:style-name="P2"><text:soft-page-break/>a<text:span text:style-name="T10">) Nashorn</text:span></text:p>
      <text:p text:style-name="P2">b) V8</text:p>
      <text:p text:style-name="P2">c) Inscript</text:p>
      <text:p text:style-name="P2">d) Narcissus</text:p>
      <text:p text:style-name="P2"/>
      <text:p text:style-name="P1">What does SAM stand for in the context of Functional Interface?</text:p>
      <text:p text:style-name="P2">a) Single Ambivalue Method</text:p>
      <text:p text:style-name="P2">b)<text:span text:style-name="T10"> Single Abstract Method</text:span></text:p>
      <text:p text:style-name="P2">c) Simple Active Markup</text:p>
      <text:p text:style-name="P2">d) Simple Abstract Mark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22:23:49.659223690</meta:creation-date>
    <dc:date>2019-05-30T23:17:36.639888806</dc:date>
    <meta:editing-duration>PT12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6" meta:paragraph-count="174" meta:word-count="1034" meta:character-count="5741" meta:non-whitespace-character-count="4914"/>
  </office:meta>
</office:document-meta>
</file>